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GroupParsingTests.parseAllExcept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GroupParsingTests.parseBlank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ParsingTests.parseAllExceptLong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GroupParsingTests.parse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GroupParsingTests.parse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ParsingTests.parseInMixed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ParsingTests.parseWith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ParsingTests.pars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ParsingTests.pars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